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250pt" fo:text-shadow="none" fo:font-weight="bold" style:font-size-asian="250pt" style:font-weight-asian="bold" style:font-size-complex="250pt" style:font-weight-complex="bold"/>
    </style:style>
    <style:style style:name="T1" style:family="text">
      <style:text-properties fo:font-size="250pt" fo:text-shadow="none" fo:font-weight="bold" style:font-size-asian="250pt" style:font-weight-asian="bold" style:font-size-complex="2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6.382cm" svg:height="10.106cm" svg:x="7.5cm" svg:y="2.694cm">
          <draw:text-box>
            <text:p><text:span text:style-name="T1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1cm" style:print-orientation="portrait"/>
    </style:page-layout>
    <style:style style:name="Mdp1" style:family="drawing-page">
      <style:drawing-page-properties draw:background-size="border" draw:fill="solid" draw:fill-color="#aea79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11:12:39.117917413</dc:date>
    <meta:editing-duration>PT1M52S</meta:editing-duration>
    <meta:editing-cycles>7</meta:editing-cycles>
    <meta:generator>LibreOffice/4.2.8.2$Linux_x86 LibreOffice_project/420m0$Build-2</meta:generator>
    <meta:document-statistic meta:object-count="1"/>
  </office:meta>
</office:document-meta>
</file>